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BF5C0A2A17015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2.461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width="0.053cm" svg:stroke-color="#999999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212cm" svg:stroke-color="#ffffff" draw:marker-start="Circle" draw:marker-start-width="0.618cm" draw:marker-end="Arrowheads_20_1" draw:marker-end-width="0.618cm" svg:stroke-linecap="butt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Kaushan Script" fo:font-size="48pt" style:font-size-asian="36pt" style:font-size-complex="3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Kaushan Script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6cm" svg:y="3.385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mirror-horizontal="false" draw:mirror-vertical="false"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6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4" draw:layer="layout" svg:width="1.587cm" svg:height="2.711cm" svg:x="6.08cm" svg:y="18.092cm">
          <draw:text-box>
            <text:p><text:span text:style-name="T1">E</text:span></text:p>
          </draw:text-box>
        </draw:frame>
        <draw:frame draw:style-name="gr9" draw:text-style-name="P4" draw:layer="layout" svg:width="3.908cm" svg:height="2.711cm" svg:x="5.382cm" svg:y="5.594cm">
          <draw:text-box>
            <text:p><text:span text:style-name="T1">1/2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custom-shape draw:style-name="gr10" draw:text-style-name="P5" draw:layer="layout" svg:width="11.748cm" svg:height="1.905cm" svg:x="7.4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7cm" svg:height="2.711cm" svg:x="17.783cm" svg:y="11.395cm">
          <draw:text-box>
            <text:p><text:span text:style-name="T1">F</text:span></text:p>
          </draw:text-box>
        </draw:frame>
        <draw:line draw:style-name="gr11" draw:text-style-name="P1" draw:layer="layout" svg:x1="4.048cm" svg:y1="19.755cm" svg:x2="4.81cm" svg:y2="18.993cm">
          <text:p/>
        </draw:line>
        <draw:line draw:style-name="gr11" draw:text-style-name="P1" draw:layer="layout" svg:x1="16.749cm" svg:y1="7.055cm" svg:x2="17.511cm" svg:y2="6.293cm">
          <text:p/>
        </draw:line>
        <draw:line draw:style-name="gr11" draw:text-style-name="P1" draw:layer="layout" svg:x1="1.61cm" svg:y1="15.513cm" svg:x2="2.651cm" svg:y2="15.234cm">
          <text:p/>
        </draw:line>
        <draw:line draw:style-name="gr11" draw:text-style-name="P1" draw:layer="layout" svg:x1="18.907cm" svg:y1="10.914cm" svg:x2="19.948cm" svg:y2="10.635cm">
          <text:p/>
        </draw:line>
        <draw:line draw:style-name="gr11" draw:text-style-name="P1" draw:layer="layout" svg:x1="1.511cm" svg:y1="10.635cm" svg:x2="2.552cm" svg:y2="10.914cm">
          <text:p/>
        </draw:line>
        <draw:line draw:style-name="gr11" draw:text-style-name="P1" draw:layer="layout" svg:x1="4.05cm" svg:y1="6.295cm" svg:x2="4.812cm" svg:y2="7.057cm">
          <text:p/>
        </draw:line>
        <draw:line draw:style-name="gr11" draw:text-style-name="P1" draw:layer="layout" svg:x1="8.292cm" svg:y1="3.856cm" svg:x2="8.571cm" svg:y2="4.897cm">
          <text:p/>
        </draw:line>
        <draw:line draw:style-name="gr11" draw:text-style-name="P1" draw:layer="layout" svg:x1="13.27cm" svg:y1="3.856cm" svg:x2="12.991cm" svg:y2="4.897cm">
          <text:p/>
        </draw:line>
        <draw:line draw:style-name="gr12" draw:text-style-name="P6" draw:layer="layout" svg:x1="10.842cm" svg:y1="16.24cm" svg:x2="10.78cm" svg:y2="22.608cm">
          <text:p/>
        </draw:line>
        <draw:frame draw:style-name="gr13" draw:text-style-name="P6" draw:layer="layout" svg:width="2.857cm" svg:height="2.857cm" svg:x="9.673cm" svg:y="11.478cm">
          <draw:image xlink:href="Pictures/100002010000003000000030BF5C0A2A17015C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3T16:42:58.407958629</dc:date>
    <meta:editing-duration>PT17H30M56S</meta:editing-duration>
    <meta:editing-cycles>5</meta:editing-cycles>
    <meta:generator>LibreOffice/7.1.8.1$Linux_X86_64 LibreOffice_project/10$Build-1</meta:generator>
    <meta:document-statistic meta:object-count="34"/>
  </office:meta>
</office:document-meta>
</file>